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ff950e" draw:fill="solid" draw:fill-color="#808080" draw:opacity="5%" draw:textarea-horizontal-align="justify" draw:textarea-vertical-align="middle" draw:auto-grow-height="false" draw:shadow-opacity="5%"/>
    </style:style>
    <style:style style:name="gr2" style:family="graphic" style:parent-style-name="standard">
      <style:graphic-properties draw:stroke="solid" svg:stroke-color="#ff950e" draw:fill-color="#b3b3b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solid" draw:fill-color="#808080" draw:opacity="5%" draw:textarea-vertical-align="middle" fo:min-height="0.75cm" draw:shadow-opacity="5%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5" style:family="graphic" style:parent-style-name="standard">
      <style:graphic-properties draw:stroke="none" svg:stroke-color="#ff950e" draw:fill="none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5cm" fo:min-width="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ff950e" draw:fill="none" draw:fill-color="#e6e6f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solid" svg:stroke-color="#ff950e" draw:fill="none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ff950e" draw:fill="none" draw:fill-color="#ffffff" draw:textarea-vertical-align="middle" fo:min-height="0.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end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>
      <style:paragraph-properties fo:text-align="end"/>
      <style:text-properties fo:font-size="10.5pt" fo:font-style="italic" style:font-size-asian="10.5pt" style:font-style-asian="italic" style:font-size-complex="10.5pt" style:font-style-complex="italic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5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color="#000000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7cm" svg:y="10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7cm" svg:y="11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9.5cm" svg:y="10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9.5cm" svg:y="11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2cm" svg:y="10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2cm" svg:y="11cm">
          <draw:text-box>
            <text:p text:style-name="P3"><text:span text:style-name="T2">300€</text:span></text:p>
          </draw:text-box>
        </draw:frame>
        <draw:frame draw:style-name="gr4" draw:text-style-name="P4" draw:layer="layout" svg:width="2.5cm" svg:height="1cm" svg:x="9.5cm" svg:y="12cm">
          <draw:text-box>
            <text:p text:style-name="P4"><text:span text:style-name="T3">0€</text:span></text:p>
          </draw:text-box>
        </draw:frame>
        <draw:frame draw:style-name="gr4" draw:text-style-name="P4" draw:layer="layout" svg:width="2.5cm" svg:height="1cm" svg:x="12cm" svg:y="12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7cm" svg:y="12cm">
          <draw:text-box>
            <text:p text:style-name="P4"><text:span text:style-name="T3">Total</text:span></text:p>
          </draw:text-box>
        </draw:frame>
        <draw:frame draw:style-name="gr6" draw:text-style-name="P6" draw:layer="layout" svg:width="2.928cm" svg:height="0.662cm" svg:x="6.737cm" svg:y="13.311cm">
          <draw:text-box>
            <text:p text:style-name="P5"><text:span text:style-name="T4">Nuevo tipo</text:span></text:p>
          </draw:text-box>
        </draw:frame>
        <draw:frame draw:style-name="gr6" draw:text-style-name="P6" draw:layer="layout" svg:width="2.928cm" svg:height="0.662cm" svg:x="14.583cm" svg:y="9.193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583cm" svg:y="10.193cm">
          <draw:text-box>
            <text:p text:style-name="P5"><text:span text:style-name="T4">Añadir</text:span></text:p>
          </draw:text-box>
        </draw:frame>
        <draw:frame draw:style-name="gr7" draw:text-style-name="P6" draw:layer="layout" svg:width="2.928cm" svg:height="1.855cm" svg:x="14.583cm" svg:y="11.193cm">
          <draw:text-box>
            <text:p text:style-name="P5"><text:span text:style-name="T4">Añadir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7cm" svg:y="10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7cm" svg:y="11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50€</text:span></text:p>
          </draw:text-box>
        </draw:frame>
        <draw:frame draw:style-name="gr3" draw:text-style-name="P3" draw:layer="layout" svg:width="2.5cm" svg:height="1cm" svg:x="9.5cm" svg:y="10cm">
          <draw:text-box>
            <text:p text:style-name="P3"><text:span text:style-name="T2">150€</text:span></text:p>
          </draw:text-box>
        </draw:frame>
        <draw:frame draw:style-name="gr3" draw:text-style-name="P3" draw:layer="layout" svg:width="2.5cm" svg:height="1cm" svg:x="9.5cm" svg:y="11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2cm" svg:y="10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2cm" svg:y="11cm">
          <draw:text-box>
            <text:p text:style-name="P3"><text:span text:style-name="T2">300€</text:span></text:p>
          </draw:text-box>
        </draw:frame>
        <draw:frame draw:style-name="gr4" draw:text-style-name="P4" draw:layer="layout" svg:width="2.5cm" svg:height="1cm" svg:x="9.5cm" svg:y="12cm">
          <draw:text-box>
            <text:p text:style-name="P4"><text:span text:style-name="T3">200€</text:span></text:p>
          </draw:text-box>
        </draw:frame>
        <draw:frame draw:style-name="gr4" draw:text-style-name="P4" draw:layer="layout" svg:width="2.5cm" svg:height="1cm" svg:x="12cm" svg:y="12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7cm" svg:y="12cm">
          <draw:text-box>
            <text:p text:style-name="P4"><text:span text:style-name="T3">Total</text:span></text:p>
          </draw:text-box>
        </draw:frame>
        <draw:frame draw:style-name="gr6" draw:text-style-name="P6" draw:layer="layout" svg:width="2.928cm" svg:height="0.662cm" svg:x="6.737cm" svg:y="13.311cm">
          <draw:text-box>
            <text:p text:style-name="P5"><text:span text:style-name="T4">Nuevo tipo</text:span></text:p>
          </draw:text-box>
        </draw:frame>
        <draw:frame draw:style-name="gr6" draw:text-style-name="P6" draw:layer="layout" svg:width="2.928cm" svg:height="0.662cm" svg:x="14.583cm" svg:y="9.193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583cm" svg:y="10.193cm">
          <draw:text-box>
            <text:p text:style-name="P5"><text:span text:style-name="T4">Añadir</text:span></text:p>
          </draw:text-box>
        </draw:frame>
        <draw:frame draw:style-name="gr7" draw:text-style-name="P6" draw:layer="layout" svg:width="2.928cm" svg:height="1.855cm" svg:x="14.583cm" svg:y="11.193cm">
          <draw:text-box>
            <text:p text:style-name="P5"><text:span text:style-name="T4">Añadir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928cm" svg:height="0.662cm" svg:x="4.618cm" svg:y="9.133cm">
          <draw:text-box>
            <text:p text:style-name="P5"><text:span text:style-name="T4">Desplegar</text:span></text:p>
          </draw:text-box>
        </draw:frame>
        <draw:frame draw:style-name="gr6" draw:text-style-name="P6" draw:layer="layout" svg:width="3.928cm" svg:height="0.662cm" svg:x="4.618cm" svg:y="10.133cm">
          <draw:text-box>
            <text:p text:style-name="P5"><text:span text:style-name="T4">Desplegar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4.0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6.989cm" svg:y="13.027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6.989cm" svg:y="14.027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50€</text:span></text:p>
          </draw:text-box>
        </draw:frame>
        <draw:frame draw:style-name="gr3" draw:text-style-name="P3" draw:layer="layout" svg:width="2.5cm" svg:height="1cm" svg:x="9.489cm" svg:y="13.027cm">
          <draw:text-box>
            <text:p text:style-name="P3"><text:span text:style-name="T2">150€</text:span></text:p>
          </draw:text-box>
        </draw:frame>
        <draw:frame draw:style-name="gr3" draw:text-style-name="P3" draw:layer="layout" svg:width="2.5cm" svg:height="1cm" svg:x="9.489cm" svg:y="14.027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1.989cm" svg:y="13.027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1.989cm" svg:y="14.027cm">
          <draw:text-box>
            <text:p text:style-name="P3"><text:span text:style-name="T2">300€</text:span></text:p>
          </draw:text-box>
        </draw:frame>
        <draw:frame draw:style-name="gr4" draw:text-style-name="P4" draw:layer="layout" svg:width="2.5cm" svg:height="1cm" svg:x="9.489cm" svg:y="15.027cm">
          <draw:text-box>
            <text:p text:style-name="P4"><text:span text:style-name="T3">200€</text:span></text:p>
          </draw:text-box>
        </draw:frame>
        <draw:frame draw:style-name="gr4" draw:text-style-name="P4" draw:layer="layout" svg:width="2.5cm" svg:height="1cm" svg:x="11.989cm" svg:y="15.027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6.9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4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1.989cm" svg:y="15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6.989cm" svg:y="15.027cm">
          <draw:text-box>
            <text:p text:style-name="P4"><text:span text:style-name="T3">Total</text:span></text:p>
          </draw:text-box>
        </draw:frame>
        <draw:frame draw:style-name="gr6" draw:text-style-name="P6" draw:layer="layout" svg:width="2.928cm" svg:height="0.662cm" svg:x="6.726cm" svg:y="16.338cm">
          <draw:text-box>
            <text:p text:style-name="P5"><text:span text:style-name="T4">Nuevo tipo</text:span></text:p>
          </draw:text-box>
        </draw:frame>
        <draw:frame draw:style-name="gr6" draw:text-style-name="P6" draw:layer="layout" svg:width="2.928cm" svg:height="0.662cm" svg:x="6.931cm" svg:y="12.114cm">
          <draw:text-box>
            <text:p text:style-name="P5"><text:span text:style-name="T4">Incluir gasto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cm" svg:height="1cm" svg:x="7cm" svg:y="10cm">
          <draw:text-box>
            <text:p text:style-name="P7"><text:span text:style-name="T5">Concepto 1</text:span></text:p>
          </draw:text-box>
        </draw:frame>
        <draw:frame draw:style-name="gr12" draw:text-style-name="P8" draw:layer="layout" svg:width="2.5cm" svg:height="1cm" svg:x="7cm" svg:y="11cm">
          <draw:text-box>
            <text:p text:style-name="P8"><text:span text:style-name="T6">Concepto 2</text:span></text:p>
          </draw:text-box>
        </draw:frame>
        <draw:frame draw:style-name="gr12" draw:text-style-name="P3" draw:layer="layout" svg:width="2.5cm" svg:height="1cm" svg:x="9.5cm" svg:y="10cm">
          <draw:text-box>
            <text:p text:style-name="P3"><text:span text:style-name="T2">20€</text:span></text:p>
          </draw:text-box>
        </draw:frame>
        <draw:frame draw:style-name="gr12" draw:text-style-name="P3" draw:layer="layout" svg:width="2.5cm" svg:height="1cm" svg:x="9.5cm" svg:y="11cm">
          <draw:text-box>
            <text:p text:style-name="P3"><text:span text:style-name="T2">30€</text:span></text:p>
          </draw:text-box>
        </draw:frame>
        <draw:custom-shape draw:style-name="gr11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5cm" svg:height="0.662cm" svg:x="14.638cm" svg:y="10.136cm">
          <draw:text-box>
            <text:p text:style-name="P5"><text:span text:style-name="T4">Modificar</text:span><text:span text:style-name="T7"> | </text:span><text:span text:style-name="T4">Eliminar</text:span></text:p>
          </draw:text-box>
        </draw:frame>
        <draw:frame draw:style-name="gr6" draw:text-style-name="P6" draw:layer="layout" svg:width="4.5cm" svg:height="0.662cm" svg:x="14.638cm" svg:y="11.136cm">
          <draw:text-box>
            <text:p text:style-name="P5"><text:span text:style-name="T4">Modificar</text:span><text:span text:style-name="T7"> | </text:span><text:span text:style-name="T4">Eliminar</text:span></text:p>
          </draw:text-box>
        </draw:frame>
        <draw:frame draw:style-name="gr6" draw:text-style-name="P6" draw:layer="layout" svg:width="3.928cm" svg:height="0.662cm" svg:x="4.618cm" svg:y="9.133cm">
          <draw:text-box>
            <text:p text:style-name="P5"><text:span text:style-name="T4">Contraer</text:span></text:p>
          </draw:text-box>
        </draw:frame>
        <draw:frame draw:style-name="gr6" draw:text-style-name="P6" draw:layer="layout" svg:width="3.928cm" svg:height="0.662cm" svg:x="4.663cm" svg:y="13.189cm">
          <draw:text-box>
            <text:p text:style-name="P5"><text:span text:style-name="T4">Desplegar</text:span></text:p>
          </draw:text-box>
        </draw:frame>
        <draw:frame draw:style-name="gr6" draw:text-style-name="P6" draw:layer="layout" svg:width="2.928cm" svg:height="0.662cm" svg:x="14.606cm" svg:y="13.184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651cm" svg:y="14.234cm">
          <draw:text-box>
            <text:p text:style-name="P5"><text:span text:style-name="T4">Añadir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7cm" svg:y="10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7cm" svg:y="12cm">
          <draw:text-box>
            <text:p/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9.5cm" svg:y="10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9.5cm" svg:y="12cm">
          <draw:text-box>
            <text:p/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2cm" svg:y="10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2cm" svg:y="12cm">
          <draw:text-box>
            <text:p/>
          </draw:text-box>
        </draw:frame>
        <draw:frame draw:style-name="gr4" draw:text-style-name="P4" draw:layer="layout" svg:width="2.5cm" svg:height="1cm" svg:x="9.5cm" svg:y="13cm">
          <draw:text-box>
            <text:p text:style-name="P4"><text:span text:style-name="T3">0€</text:span></text:p>
          </draw:text-box>
        </draw:frame>
        <draw:frame draw:style-name="gr4" draw:text-style-name="P4" draw:layer="layout" svg:width="2.5cm" svg:height="1cm" svg:x="12cm" svg:y="13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2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7cm" svg:y="13cm">
          <draw:text-box>
            <text:p text:style-name="P4"><text:span text:style-name="T3">Total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11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11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11cm">
          <draw:text-box>
            <text:p text:style-name="P3"><text:span text:style-name="T2">300€</text:span></text:p>
          </draw:text-box>
        </draw:frame>
        <draw:custom-shape draw:style-name="gr13" draw:text-style-name="P9" draw:layer="layout" svg:width="2cm" svg:height="0.5cm" svg:x="7.226cm" svg:y="12.272cm">
          <text:p text:style-name="P1"><text:span text:style-name="T8">Partida 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cm" svg:height="0.5cm" svg:x="12.25cm" svg:y="12.272cm">
          <text:p text:style-name="P1"><text:span text:style-name="T8">0€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98cm" svg:height="0.548cm" svg:x="7.208cm" svg:y="14.142cm">
          <text:p text:style-name="P1"><text:span text:style-name="T1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28cm" svg:height="0.662cm" svg:x="14.583cm" svg:y="9.194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583cm" svg:y="10.194cm">
          <draw:text-box>
            <text:p text:style-name="P5"><text:span text:style-name="T4">Añadir</text:span></text:p>
          </draw:text-box>
        </draw:frame>
        <draw:frame draw:style-name="gr7" draw:text-style-name="P6" draw:layer="layout" svg:width="2.928cm" svg:height="1.855cm" svg:x="14.583cm" svg:y="11.194cm">
          <draw:text-box>
            <text:p text:style-name="P5"><text:span text:style-name="T4">Añadir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4.0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6.989cm" svg:y="13.027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6.989cm" svg:y="14.027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50€</text:span></text:p>
          </draw:text-box>
        </draw:frame>
        <draw:frame draw:style-name="gr3" draw:text-style-name="P3" draw:layer="layout" svg:width="2.5cm" svg:height="1cm" svg:x="9.489cm" svg:y="13.027cm">
          <draw:text-box>
            <text:p text:style-name="P3"><text:span text:style-name="T2">150€</text:span></text:p>
          </draw:text-box>
        </draw:frame>
        <draw:frame draw:style-name="gr3" draw:text-style-name="P3" draw:layer="layout" svg:width="2.5cm" svg:height="1cm" svg:x="9.489cm" svg:y="14.027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1.989cm" svg:y="13.027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1.989cm" svg:y="14.027cm">
          <draw:text-box>
            <text:p text:style-name="P3"><text:span text:style-name="T2">300€</text:span></text:p>
          </draw:text-box>
        </draw:frame>
        <draw:frame draw:style-name="gr4" draw:text-style-name="P4" draw:layer="layout" svg:width="2.5cm" svg:height="1cm" svg:x="9.489cm" svg:y="15.027cm">
          <draw:text-box>
            <text:p text:style-name="P4"><text:span text:style-name="T3">200€</text:span></text:p>
          </draw:text-box>
        </draw:frame>
        <draw:frame draw:style-name="gr4" draw:text-style-name="P4" draw:layer="layout" svg:width="2.5cm" svg:height="1cm" svg:x="11.989cm" svg:y="15.027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6.9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4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1.989cm" svg:y="15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6.989cm" svg:y="15.027cm">
          <draw:text-box>
            <text:p text:style-name="P4"><text:span text:style-name="T3">Total</text:span></text:p>
          </draw:text-box>
        </draw:frame>
        <draw:frame draw:style-name="gr6" draw:text-style-name="P6" draw:layer="layout" svg:width="2.928cm" svg:height="0.662cm" svg:x="6.726cm" svg:y="16.338cm">
          <draw:text-box>
            <text:p text:style-name="P5"><text:span text:style-name="T4">Nuevo tipo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cm" svg:height="1cm" svg:x="7cm" svg:y="10cm">
          <draw:text-box>
            <text:p text:style-name="P7"><text:span text:style-name="T5">Concepto 1</text:span></text:p>
          </draw:text-box>
        </draw:frame>
        <draw:frame draw:style-name="gr12" draw:text-style-name="P8" draw:layer="layout" svg:width="2.5cm" svg:height="1cm" svg:x="7cm" svg:y="11cm">
          <draw:text-box>
            <text:p text:style-name="P8"><text:span text:style-name="T6">Concepto 2</text:span></text:p>
          </draw:text-box>
        </draw:frame>
        <draw:frame draw:style-name="gr12" draw:text-style-name="P3" draw:layer="layout" svg:width="2.5cm" svg:height="1cm" svg:x="9.5cm" svg:y="10cm">
          <draw:text-box>
            <text:p text:style-name="P3"><text:span text:style-name="T2">20€</text:span></text:p>
          </draw:text-box>
        </draw:frame>
        <draw:frame draw:style-name="gr12" draw:text-style-name="P3" draw:layer="layout" svg:width="2.5cm" svg:height="1cm" svg:x="9.5cm" svg:y="11cm">
          <draw:text-box>
            <text:p text:style-name="P3"><text:span text:style-name="T2">30€</text:span></text:p>
          </draw:text-box>
        </draw:frame>
        <draw:custom-shape draw:style-name="gr11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cm" svg:height="0.5cm" svg:x="7.226cm" svg:y="12.272cm">
          <text:p text:style-name="P1"><text:span text:style-name="T8">Partida 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cm" svg:height="0.5cm" svg:x="9.749cm" svg:y="12.295cm">
          <text:p text:style-name="P1"><text:span text:style-name="T8">0€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98cm" svg:height="0.548cm" svg:x="14.879cm" svg:y="12.27cm">
          <text:p text:style-name="P1"><text:span text:style-name="T1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28cm" svg:height="0.662cm" svg:x="14.607cm" svg:y="13.184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652cm" svg:y="14.234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4.5cm" svg:height="0.662cm" svg:x="14.638cm" svg:y="10.136cm">
          <draw:text-box>
            <text:p text:style-name="P5"><text:span text:style-name="T4">Modificar</text:span><text:span text:style-name="T7"> | </text:span><text:span text:style-name="T4">Eliminar</text:span></text:p>
          </draw:text-box>
        </draw:frame>
        <draw:frame draw:style-name="gr6" draw:text-style-name="P6" draw:layer="layout" svg:width="4.5cm" svg:height="0.662cm" svg:x="14.638cm" svg:y="11.136cm">
          <draw:text-box>
            <text:p text:style-name="P5"><text:span text:style-name="T4">Modificar</text:span><text:span text:style-name="T7"> | </text:span><text:span text:style-name="T4">Eliminar</text:span></text:p>
          </draw:text-box>
        </draw:frame>
        <draw:frame draw:style-name="gr6" draw:text-style-name="P6" draw:layer="layout" svg:width="3.928cm" svg:height="0.662cm" svg:x="4.619cm" svg:y="9.133cm">
          <draw:text-box>
            <text:p text:style-name="P5"><text:span text:style-name="T4">Contraer</text:span></text:p>
          </draw:text-box>
        </draw:frame>
        <draw:frame draw:style-name="gr6" draw:text-style-name="P6" draw:layer="layout" svg:width="3.928cm" svg:height="0.662cm" svg:x="4.664cm" svg:y="13.189cm">
          <draw:text-box>
            <text:p text:style-name="P5"><text:span text:style-name="T4">Desplegar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2.5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3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6.9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9.489cm" svg:y="14.0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89cm" svg:y="14.0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7cm" svg:y="8cm">
          <text:p text:style-name="P2"><text:span text:style-name="T1">Gast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.5cm" svg:y="8cm">
          <text:p text:style-name="P2"><text:span text:style-name="T1">Gastad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cm" svg:y="8cm">
          <text:p text:style-name="P2"><text:span text:style-name="T1">Presupuest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1cm" svg:x="7cm" svg:y="9cm">
          <draw:text-box>
            <text:p text:style-name="P3"><text:span text:style-name="T2">Partida 1</text:span></text:p>
          </draw:text-box>
        </draw:frame>
        <draw:frame draw:style-name="gr3" draw:text-style-name="P3" draw:layer="layout" svg:width="2.5cm" svg:height="1cm" svg:x="6.989cm" svg:y="13.027cm">
          <draw:text-box>
            <text:p text:style-name="P3"><text:span text:style-name="T2">Partida 2</text:span></text:p>
          </draw:text-box>
        </draw:frame>
        <draw:frame draw:style-name="gr3" draw:text-style-name="P3" draw:layer="layout" svg:width="2.5cm" svg:height="1cm" svg:x="6.989cm" svg:y="14.027cm">
          <draw:text-box>
            <text:p text:style-name="P3"><text:span text:style-name="T2">Partida 3</text:span></text:p>
          </draw:text-box>
        </draw:frame>
        <draw:frame draw:style-name="gr3" draw:text-style-name="P3" draw:layer="layout" svg:width="2.5cm" svg:height="1cm" svg:x="9.5cm" svg:y="9cm">
          <draw:text-box>
            <text:p text:style-name="P3"><text:span text:style-name="T2">50€</text:span></text:p>
          </draw:text-box>
        </draw:frame>
        <draw:frame draw:style-name="gr3" draw:text-style-name="P3" draw:layer="layout" svg:width="2.5cm" svg:height="1cm" svg:x="9.489cm" svg:y="13.027cm">
          <draw:text-box>
            <text:p text:style-name="P3"><text:span text:style-name="T2">150€</text:span></text:p>
          </draw:text-box>
        </draw:frame>
        <draw:frame draw:style-name="gr3" draw:text-style-name="P3" draw:layer="layout" svg:width="2.5cm" svg:height="1cm" svg:x="9.489cm" svg:y="14.027cm">
          <draw:text-box>
            <text:p text:style-name="P3"><text:span text:style-name="T2">0€</text:span></text:p>
          </draw:text-box>
        </draw:frame>
        <draw:frame draw:style-name="gr3" draw:text-style-name="P3" draw:layer="layout" svg:width="2.5cm" svg:height="1cm" svg:x="12cm" svg:y="9cm">
          <draw:text-box>
            <text:p text:style-name="P3"><text:span text:style-name="T2">100€</text:span></text:p>
          </draw:text-box>
        </draw:frame>
        <draw:frame draw:style-name="gr3" draw:text-style-name="P3" draw:layer="layout" svg:width="2.5cm" svg:height="1cm" svg:x="11.989cm" svg:y="13.027cm">
          <draw:text-box>
            <text:p text:style-name="P3"><text:span text:style-name="T2">200€</text:span></text:p>
          </draw:text-box>
        </draw:frame>
        <draw:frame draw:style-name="gr3" draw:text-style-name="P3" draw:layer="layout" svg:width="2.5cm" svg:height="1cm" svg:x="11.989cm" svg:y="14.027cm">
          <draw:text-box>
            <text:p text:style-name="P3"><text:span text:style-name="T2">300€</text:span></text:p>
          </draw:text-box>
        </draw:frame>
        <draw:frame draw:style-name="gr4" draw:text-style-name="P4" draw:layer="layout" svg:width="2.5cm" svg:height="1cm" svg:x="9.489cm" svg:y="15.027cm">
          <draw:text-box>
            <text:p text:style-name="P4"><text:span text:style-name="T3">200€</text:span></text:p>
          </draw:text-box>
        </draw:frame>
        <draw:frame draw:style-name="gr4" draw:text-style-name="P4" draw:layer="layout" svg:width="2.5cm" svg:height="1cm" svg:x="11.989cm" svg:y="15.027cm">
          <draw:text-box>
            <text:p text:style-name="P4"><text:span text:style-name="T3">600€</text:span></text:p>
          </draw:text-box>
        </draw:frame>
        <draw:custom-shape draw:style-name="gr5" draw:text-style-name="P1" draw:layer="layout" svg:width="2.5cm" svg:height="1cm" svg:x="6.9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9.489cm" svg:y="15.0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11.989cm" svg:y="15.0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cm" svg:x="6.989cm" svg:y="15.027cm">
          <draw:text-box>
            <text:p text:style-name="P4"><text:span text:style-name="T3">Total</text:span></text:p>
          </draw:text-box>
        </draw:frame>
        <draw:frame draw:style-name="gr6" draw:text-style-name="P6" draw:layer="layout" svg:width="2.928cm" svg:height="0.662cm" svg:x="6.726cm" svg:y="16.338cm">
          <draw:text-box>
            <text:p text:style-name="P5"><text:span text:style-name="T4">Nuevo tipo</text:span></text:p>
          </draw:text-box>
        </draw:frame>
        <draw:frame draw:style-name="gr6" draw:text-style-name="P6" draw:layer="layout" svg:width="2.928cm" svg:height="0.662cm" svg:x="6.931cm" svg:y="12.114cm">
          <draw:text-box>
            <text:p text:style-name="P5"><text:span text:style-name="T4">Incluir gasto</text:span></text:p>
          </draw:text-box>
        </draw:frame>
        <draw:frame draw:style-name="gr8" draw:layer="layout" svg:width="2.513cm" svg:height="0.962cm" svg:x="3.5cm" svg:y="6cm">
          <draw:text-box>
            <text:p>Gastos</text:p>
          </draw:text-box>
        </draw:frame>
        <draw:custom-shape draw:style-name="gr9" draw:text-style-name="P1" draw:layer="layout" svg:width="15.5cm" svg:height="12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cm" svg:height="1cm" svg:x="7cm" svg:y="10cm">
          <draw:text-box>
            <text:p text:style-name="P7"><text:span text:style-name="T5">Concepto 1</text:span></text:p>
          </draw:text-box>
        </draw:frame>
        <draw:frame draw:style-name="gr12" draw:text-style-name="P8" draw:layer="layout" svg:width="2.5cm" svg:height="1cm" svg:x="7cm" svg:y="11cm">
          <draw:text-box>
            <text:p text:style-name="P8"><text:span text:style-name="T6">Concepto 2</text:span></text:p>
          </draw:text-box>
        </draw:frame>
        <draw:frame draw:style-name="gr12" draw:text-style-name="P3" draw:layer="layout" svg:width="2.5cm" svg:height="1cm" svg:x="9.5cm" svg:y="10cm">
          <draw:text-box>
            <text:p text:style-name="P3"><text:span text:style-name="T2">20€</text:span></text:p>
          </draw:text-box>
        </draw:frame>
        <draw:frame draw:style-name="gr12" draw:text-style-name="P3" draw:layer="layout" svg:width="2.5cm" svg:height="1cm" svg:x="9.5cm" svg:y="11cm">
          <draw:text-box>
            <text:p text:style-name="P3"><text:span text:style-name="T2">30€</text:span></text:p>
          </draw:text-box>
        </draw:frame>
        <draw:custom-shape draw:style-name="gr11" draw:text-style-name="P1" draw:layer="layout" svg:width="2.5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1cm" svg:x="1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5cm" svg:height="0.662cm" svg:x="14.638cm" svg:y="10.136cm">
          <draw:text-box>
            <text:p text:style-name="P5"><text:span text:style-name="T4">Modificar</text:span><text:span text:style-name="T7"> | </text:span><text:span text:style-name="T4">Eliminar</text:span></text:p>
          </draw:text-box>
        </draw:frame>
        <draw:frame draw:style-name="gr6" draw:text-style-name="P6" draw:layer="layout" svg:width="3.928cm" svg:height="0.662cm" svg:x="4.618cm" svg:y="9.133cm">
          <draw:text-box>
            <text:p text:style-name="P5"><text:span text:style-name="T4">Contraer</text:span></text:p>
          </draw:text-box>
        </draw:frame>
        <draw:frame draw:style-name="gr6" draw:text-style-name="P6" draw:layer="layout" svg:width="3.928cm" svg:height="0.662cm" svg:x="4.663cm" svg:y="13.189cm">
          <draw:text-box>
            <text:p text:style-name="P5"><text:span text:style-name="T4">Desplegar</text:span></text:p>
          </draw:text-box>
        </draw:frame>
        <draw:frame draw:style-name="gr6" draw:text-style-name="P6" draw:layer="layout" svg:width="2.928cm" svg:height="0.662cm" svg:x="14.606cm" svg:y="13.184cm">
          <draw:text-box>
            <text:p text:style-name="P5"><text:span text:style-name="T4">Añadir</text:span></text:p>
          </draw:text-box>
        </draw:frame>
        <draw:frame draw:style-name="gr6" draw:text-style-name="P6" draw:layer="layout" svg:width="2.928cm" svg:height="0.662cm" svg:x="14.651cm" svg:y="14.234cm">
          <draw:text-box>
            <text:p text:style-name="P5"><text:span text:style-name="T4">Añadir</text:span></text:p>
          </draw:text-box>
        </draw:frame>
        <draw:custom-shape draw:style-name="gr13" draw:text-style-name="P9" draw:layer="layout" svg:width="2cm" svg:height="0.5cm" svg:x="7.25cm" svg:y="11.246cm">
          <text:p text:style-name="P1"><text:span text:style-name="T8">Concepto 2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cm" svg:height="0.5cm" svg:x="9.773cm" svg:y="11.269cm">
          <text:p text:style-name="P1"><text:span text:style-name="T8">30€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98cm" svg:height="0.548cm" svg:x="14.901cm" svg:y="11.243cm">
          <text:p text:style-name="P1"><text:span text:style-name="T1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0T09:22:08</meta:creation-date>
    <dc:date>2011-04-20T10:01:39</dc:date>
    <dc:creator>Carlos Camargo</dc:creator>
    <meta:editing-duration>PT00H39M32S</meta:editing-duration>
    <meta:editing-cycles>2</meta:editing-cycles>
    <meta:generator>OpenOffice.org/3.2$Unix OpenOffice.org_project/320m19$Build-9505</meta:generator>
    <meta:document-statistic meta:object-count="254"/>
  </office:meta>
</office:document-meta>
</file>